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language="zxx" fo:country="none" officeooo:rsid="0007e477" officeooo:paragraph-rsid="0007e477" style:language-asian="zxx" style:country-asian="none" style:language-complex="zxx" style:country-complex="none"/>
    </style:style>
    <style:style style:name="P2" style:family="paragraph" style:parent-style-name="Preformatted_20_Text">
      <style:text-properties fo:language="zxx" fo:country="none" officeooo:rsid="0007e619" officeooo:paragraph-rsid="0007e619" style:language-asian="zxx" style:country-asian="none" style:language-complex="zxx" style:country-complex="none"/>
    </style:style>
    <style:style style:name="P3" style:family="paragraph" style:parent-style-name="Preformatted_20_Text">
      <style:text-properties fo:language="zxx" fo:country="none" fo:font-weight="bold" officeooo:rsid="000adf7f" officeooo:paragraph-rsid="000adf7f" style:language-asian="zxx" style:country-asian="none" style:font-weight-asian="bold" style:language-complex="zxx" style:country-complex="none" style:font-weight-complex="bold"/>
    </style:style>
    <style:style style:name="P4" style:family="paragraph" style:parent-style-name="Preformatted_20_Text">
      <style:text-properties fo:language="zxx" fo:country="none" fo:font-weight="bold" officeooo:rsid="0008abad" officeooo:paragraph-rsid="0008abad" style:language-asian="zxx" style:country-asian="none" style:font-weight-asian="bold" style:language-complex="zxx" style:country-complex="none" style:font-weight-complex="bold"/>
    </style:style>
    <style:style style:name="P5" style:family="paragraph" style:parent-style-name="Preformatted_20_Text">
      <style:text-properties fo:language="zxx" fo:country="none" fo:font-weight="bold" officeooo:rsid="00087abc" officeooo:paragraph-rsid="00087abc" style:language-asian="zxx" style:country-asian="none" style:font-weight-asian="bold" style:language-complex="zxx" style:country-complex="none" style:font-weight-complex="bold"/>
    </style:style>
    <style:style style:name="P6" style:family="paragraph" style:parent-style-name="Preformatted_20_Text">
      <style:text-properties fo:language="zxx" fo:country="none" fo:font-weight="bold" officeooo:rsid="0007e619" officeooo:paragraph-rsid="0007e619" style:language-asian="zxx" style:country-asian="none" style:font-weight-asian="bold" style:language-complex="zxx" style:country-complex="none" style:font-weight-complex="bold"/>
    </style:style>
    <style:style style:name="P7" style:family="paragraph" style:parent-style-name="Preformatted_20_Text">
      <style:text-properties fo:language="zxx" fo:country="none" fo:font-weight="bold" officeooo:rsid="000c4642" officeooo:paragraph-rsid="000c4642" style:language-asian="zxx" style:country-asian="none" style:font-weight-asian="bold" style:language-complex="zxx" style:country-complex="none" style:font-weight-complex="bold"/>
    </style:style>
    <style:style style:name="P8" style:family="paragraph" style:parent-style-name="Preformatted_20_Text">
      <style:text-properties fo:language="zxx" fo:country="none" fo:font-weight="bold" officeooo:rsid="0007e477" officeooo:paragraph-rsid="0007e477" style:language-asian="zxx" style:country-asian="none" style:font-weight-asian="bold" style:language-complex="zxx" style:country-complex="none" style:font-weight-complex="bold"/>
    </style:style>
    <style:style style:name="P9" style:family="paragraph" style:parent-style-name="Preformatted_20_Text">
      <style:text-properties fo:language="zxx" fo:country="none" fo:font-weight="bold" officeooo:rsid="00144156" officeooo:paragraph-rsid="00144156" style:language-asian="zxx" style:country-asian="none" style:font-weight-asian="bold" style:language-complex="zxx" style:country-complex="none" style:font-weight-complex="bold"/>
    </style:style>
    <style:style style:name="P10" style:family="paragraph" style:parent-style-name="Preformatted_20_Text">
      <style:text-properties fo:language="zxx" fo:country="none" fo:font-weight="bold" officeooo:rsid="00144156" officeooo:paragraph-rsid="0012cfda" style:language-asian="zxx" style:country-asian="none" style:font-weight-asian="bold" style:language-complex="zxx" style:country-complex="none" style:font-weight-complex="bold"/>
    </style:style>
    <style:style style:name="P11" style:family="paragraph" style:parent-style-name="Preformatted_20_Text">
      <style:text-properties fo:language="zxx" fo:country="none" fo:font-weight="bold" officeooo:rsid="000cfc25" officeooo:paragraph-rsid="000c4642" style:language-asian="zxx" style:country-asian="none" style:font-weight-asian="bold" style:language-complex="zxx" style:country-complex="none" style:font-weight-complex="bold"/>
    </style:style>
    <style:style style:name="P12" style:family="paragraph" style:parent-style-name="Preformatted_20_Text">
      <style:text-properties fo:language="zxx" fo:country="none" fo:font-weight="bold" officeooo:rsid="000d6f40" officeooo:paragraph-rsid="000c4642" style:language-asian="zxx" style:country-asian="none" style:font-weight-asian="bold" style:language-complex="zxx" style:country-complex="none" style:font-weight-complex="bold"/>
    </style:style>
    <style:style style:name="P13" style:family="paragraph" style:parent-style-name="Preformatted_20_Text">
      <style:text-properties fo:language="zxx" fo:country="none" fo:font-weight="bold" officeooo:rsid="00112cee" officeooo:paragraph-rsid="000c4642" style:language-asian="zxx" style:country-asian="none" style:font-weight-asian="bold" style:language-complex="zxx" style:country-complex="none" style:font-weight-complex="bold"/>
    </style:style>
    <style:style style:name="P14" style:family="paragraph" style:parent-style-name="Preformatted_20_Text">
      <style:text-properties fo:language="zxx" fo:country="none" fo:font-weight="bold" officeooo:rsid="0012cfda" officeooo:paragraph-rsid="0012cfda" style:language-asian="zxx" style:country-asian="none" style:font-weight-asian="bold" style:language-complex="zxx" style:country-complex="none" style:font-weight-complex="bold"/>
    </style:style>
    <style:style style:name="P15" style:family="paragraph" style:parent-style-name="Preformatted_20_Text">
      <style:text-properties fo:language="zxx" fo:country="none" fo:font-weight="bold" officeooo:rsid="0014f78e" officeooo:paragraph-rsid="0014f78e" style:language-asian="zxx" style:country-asian="none" style:font-weight-asian="bold" style:language-complex="zxx" style:country-complex="none" style:font-weight-complex="bold"/>
    </style:style>
    <style:style style:name="P16" style:family="paragraph" style:parent-style-name="Preformatted_20_Text">
      <style:text-properties fo:language="zxx" fo:country="none" fo:font-weight="bold" officeooo:rsid="001770fc" officeooo:paragraph-rsid="001770fc" style:language-asian="zxx" style:country-asian="none" style:font-weight-asian="bold" style:language-complex="zxx" style:country-complex="none" style:font-weight-complex="bold"/>
    </style:style>
    <style:style style:name="P17" style:family="paragraph" style:parent-style-name="Preformatted_20_Text">
      <style:text-properties fo:language="zxx" fo:country="none" fo:font-weight="bold" officeooo:rsid="0018a39d" officeooo:paragraph-rsid="0018a39d" style:language-asian="zxx" style:country-asian="none" style:font-weight-asian="bold" style:language-complex="zxx" style:country-complex="none" style:font-weight-complex="bold"/>
    </style:style>
    <style:style style:name="P18" style:family="paragraph" style:parent-style-name="Preformatted_20_Text">
      <style:text-properties fo:language="zxx" fo:country="none" fo:font-weight="bold" officeooo:rsid="001a65d7" officeooo:paragraph-rsid="001a65d7" style:language-asian="zxx" style:country-asian="none" style:font-weight-asian="bold" style:language-complex="zxx" style:country-complex="none" style:font-weight-complex="bold"/>
    </style:style>
    <style:style style:name="P19" style:family="paragraph" style:parent-style-name="Preformatted_20_Text">
      <style:text-properties fo:language="zxx" fo:country="none" fo:font-weight="bold" officeooo:rsid="001fc24c" officeooo:paragraph-rsid="001fc24c" style:language-asian="zxx" style:country-asian="none" style:font-weight-asian="bold" style:language-complex="zxx" style:country-complex="none" style:font-weight-complex="bold"/>
    </style:style>
    <style:style style:name="P20" style:family="paragraph" style:parent-style-name="Preformatted_20_Text">
      <style:text-properties fo:language="zxx" fo:country="none" fo:font-weight="bold" officeooo:rsid="0021edf6" officeooo:paragraph-rsid="0021edf6" style:language-asian="zxx" style:country-asian="none" style:font-weight-asian="bold" style:language-complex="zxx" style:country-complex="none" style:font-weight-complex="bold"/>
    </style:style>
    <style:style style:name="P21" style:family="paragraph" style:parent-style-name="Preformatted_20_Text">
      <style:text-properties fo:language="zxx" fo:country="none" fo:font-weight="normal" officeooo:rsid="000c4642" officeooo:paragraph-rsid="000c4642" style:language-asian="zxx" style:country-asian="none" style:font-weight-asian="normal" style:language-complex="zxx" style:country-complex="none" style:font-weight-complex="normal"/>
    </style:style>
    <style:style style:name="P22" style:family="paragraph" style:parent-style-name="Preformatted_20_Text">
      <style:text-properties fo:language="zxx" fo:country="none" fo:font-weight="normal" officeooo:rsid="000c4642" officeooo:paragraph-rsid="0012cfda" style:language-asian="zxx" style:country-asian="none" style:font-weight-asian="normal" style:language-complex="zxx" style:country-complex="none" style:font-weight-complex="normal"/>
    </style:style>
    <style:style style:name="P23" style:family="paragraph" style:parent-style-name="Preformatted_20_Text">
      <style:text-properties fo:language="zxx" fo:country="none" fo:font-weight="normal" officeooo:rsid="00087abc" officeooo:paragraph-rsid="0007e619" style:language-asian="zxx" style:country-asian="none" style:font-weight-asian="normal" style:language-complex="zxx" style:country-complex="none" style:font-weight-complex="normal"/>
    </style:style>
    <style:style style:name="P24" style:family="paragraph" style:parent-style-name="Preformatted_20_Text">
      <style:text-properties fo:language="zxx" fo:country="none" fo:font-weight="normal" officeooo:rsid="00087abc" officeooo:paragraph-rsid="00087abc" style:language-asian="zxx" style:country-asian="none" style:font-weight-asian="normal" style:language-complex="zxx" style:country-complex="none" style:font-weight-complex="normal"/>
    </style:style>
    <style:style style:name="P25" style:family="paragraph" style:parent-style-name="Preformatted_20_Text">
      <style:text-properties fo:language="zxx" fo:country="none" fo:font-weight="normal" officeooo:rsid="0008abad" officeooo:paragraph-rsid="0008abad" style:language-asian="zxx" style:country-asian="none" style:font-weight-asian="normal" style:language-complex="zxx" style:country-complex="none" style:font-weight-complex="normal"/>
    </style:style>
    <style:style style:name="P26" style:family="paragraph" style:parent-style-name="Preformatted_20_Text">
      <style:text-properties fo:language="zxx" fo:country="none" fo:font-weight="normal" officeooo:rsid="000adf7f" officeooo:paragraph-rsid="000adf7f" style:language-asian="zxx" style:country-asian="none" style:font-weight-asian="normal" style:language-complex="zxx" style:country-complex="none" style:font-weight-complex="normal"/>
    </style:style>
    <style:style style:name="P27" style:family="paragraph" style:parent-style-name="Preformatted_20_Text">
      <style:text-properties fo:language="zxx" fo:country="none" fo:font-weight="normal" officeooo:rsid="0014f78e" officeooo:paragraph-rsid="0014f78e" style:language-asian="zxx" style:country-asian="none" style:font-weight-asian="normal" style:language-complex="zxx" style:country-complex="none" style:font-weight-complex="normal"/>
    </style:style>
    <style:style style:name="P28" style:family="paragraph" style:parent-style-name="Preformatted_20_Text">
      <style:text-properties fo:language="zxx" fo:country="none" fo:font-weight="normal" officeooo:rsid="0016aa2f" officeooo:paragraph-rsid="0016aa2f" style:language-asian="zxx" style:country-asian="none" style:font-weight-asian="normal" style:language-complex="zxx" style:country-complex="none" style:font-weight-complex="normal"/>
    </style:style>
    <style:style style:name="P29" style:family="paragraph" style:parent-style-name="Preformatted_20_Text">
      <style:text-properties fo:language="zxx" fo:country="none" fo:font-weight="normal" officeooo:rsid="001770fc" officeooo:paragraph-rsid="001770fc" style:language-asian="zxx" style:country-asian="none" style:font-weight-asian="normal" style:language-complex="zxx" style:country-complex="none" style:font-weight-complex="normal"/>
    </style:style>
    <style:style style:name="P30" style:family="paragraph" style:parent-style-name="Preformatted_20_Text">
      <style:text-properties fo:language="zxx" fo:country="none" fo:font-weight="normal" officeooo:rsid="0018a39d" officeooo:paragraph-rsid="0018a39d" style:language-asian="zxx" style:country-asian="none" style:font-weight-asian="normal" style:language-complex="zxx" style:country-complex="none" style:font-weight-complex="normal"/>
    </style:style>
    <style:style style:name="P31" style:family="paragraph" style:parent-style-name="Preformatted_20_Text">
      <style:text-properties fo:language="zxx" fo:country="none" fo:font-weight="normal" officeooo:rsid="0019b586" officeooo:paragraph-rsid="0019b586" style:language-asian="zxx" style:country-asian="none" style:font-weight-asian="normal" style:language-complex="zxx" style:country-complex="none" style:font-weight-complex="normal"/>
    </style:style>
    <style:style style:name="P32" style:family="paragraph" style:parent-style-name="Preformatted_20_Text">
      <style:text-properties fo:language="zxx" fo:country="none" fo:font-weight="normal" officeooo:rsid="001a65d7" officeooo:paragraph-rsid="0019b586" style:language-asian="zxx" style:country-asian="none" style:font-weight-asian="normal" style:language-complex="zxx" style:country-complex="none" style:font-weight-complex="normal"/>
    </style:style>
    <style:style style:name="P33" style:family="paragraph" style:parent-style-name="Preformatted_20_Text">
      <style:text-properties fo:language="zxx" fo:country="none" fo:font-weight="normal" officeooo:rsid="001a65d7" officeooo:paragraph-rsid="001a65d7" style:language-asian="zxx" style:country-asian="none" style:font-weight-asian="normal" style:language-complex="zxx" style:country-complex="none" style:font-weight-complex="normal"/>
    </style:style>
    <style:style style:name="P34" style:family="paragraph" style:parent-style-name="Preformatted_20_Text">
      <style:text-properties fo:language="zxx" fo:country="none" fo:font-weight="normal" officeooo:rsid="00202589" officeooo:paragraph-rsid="00202589" style:language-asian="zxx" style:country-asian="none" style:font-weight-asian="normal" style:language-complex="zxx" style:country-complex="none" style:font-weight-complex="normal"/>
    </style:style>
    <style:style style:name="P35" style:family="paragraph" style:parent-style-name="Preformatted_20_Text">
      <style:text-properties fo:language="zxx" fo:country="none" fo:font-weight="normal" officeooo:rsid="0021dceb" officeooo:paragraph-rsid="0021dceb" style:language-asian="zxx" style:country-asian="none" style:font-weight-asian="normal" style:language-complex="zxx" style:country-complex="none" style:font-weight-complex="normal"/>
    </style:style>
    <style:style style:name="P36" style:family="paragraph" style:parent-style-name="Preformatted_20_Text">
      <style:text-properties fo:language="zxx" fo:country="none" fo:font-weight="normal" officeooo:rsid="0021edf6" officeooo:paragraph-rsid="0021edf6" style:language-asian="zxx" style:country-asian="none" style:font-weight-asian="normal" style:language-complex="zxx" style:country-complex="none" style:font-weight-complex="normal"/>
    </style:style>
    <style:style style:name="P37" style:family="paragraph" style:parent-style-name="Preformatted_20_Text">
      <style:text-properties fo:language="zxx" fo:country="none" fo:font-weight="normal" officeooo:rsid="002368f3" officeooo:paragraph-rsid="002368f3" style:language-asian="zxx" style:country-asian="none" style:font-weight-asian="normal" style:language-complex="zxx" style:country-complex="none" style:font-weight-complex="normal"/>
    </style:style>
    <style:style style:name="P38" style:family="paragraph" style:parent-style-name="Preformatted_20_Text">
      <style:text-properties fo:language="zxx" fo:country="none" fo:font-weight="normal" officeooo:rsid="0023708e" officeooo:paragraph-rsid="0023708e" style:language-asian="zxx" style:country-asian="none" style:font-weight-asian="normal" style:language-complex="zxx" style:country-complex="none" style:font-weight-complex="normal"/>
    </style:style>
    <style:style style:name="P39" style:family="paragraph" style:parent-style-name="Preformatted_20_Text">
      <style:text-properties fo:font-size="9pt" fo:language="zxx" fo:country="none" officeooo:rsid="0007e477" officeooo:paragraph-rsid="0007e477" style:font-size-asian="9pt" style:language-asian="zxx" style:country-asian="none" style:font-size-complex="9pt" style:language-complex="zxx" style:country-complex="none"/>
    </style:style>
    <style:style style:name="P40" style:family="paragraph" style:parent-style-name="Preformatted_20_Text">
      <style:text-properties fo:font-size="9pt" fo:language="zxx" fo:country="none" fo:font-weight="bold" officeooo:rsid="0007e477" officeooo:paragraph-rsid="0007e477" style:font-size-asian="9pt" style:language-asian="zxx" style:country-asian="none" style:font-weight-asian="bold" style:font-size-complex="9pt" style:language-complex="zxx" style:country-complex="none" style:font-weight-complex="bold"/>
    </style:style>
    <style:style style:name="P41" style:family="paragraph" style:parent-style-name="Preformatted_20_Text">
      <style:text-properties fo:language="es" fo:country="ES" fo:font-weight="bold" officeooo:rsid="001c44e7" officeooo:paragraph-rsid="001c44e7" style:language-asian="zxx" style:country-asian="none" style:font-weight-asian="bold" style:language-complex="zxx" style:country-complex="none" style:font-weight-complex="bold"/>
    </style:style>
    <style:style style:name="P42" style:family="paragraph" style:parent-style-name="Preformatted_20_Text">
      <style:text-properties fo:language="zxx" fo:country="none" fo:font-weight="normal" officeooo:rsid="0014f78e" officeooo:paragraph-rsid="0014f78e" style:language-asian="zxx" style:country-asian="none" style:font-weight-asian="normal" style:language-complex="zxx" style:country-complex="none" style:font-weight-complex="normal"/>
    </style:style>
    <style:style style:name="P43" style:family="paragraph" style:parent-style-name="Preformatted_20_Text">
      <style:text-properties fo:language="zxx" fo:country="none" fo:font-weight="normal" officeooo:rsid="001770fc" officeooo:paragraph-rsid="001770fc" style:language-asian="zxx" style:country-asian="none" style:font-weight-asian="normal" style:language-complex="zxx" style:country-complex="none" style:font-weight-complex="normal"/>
    </style:style>
    <style:style style:name="P44" style:family="paragraph" style:parent-style-name="Preformatted_20_Text">
      <style:text-properties fo:language="zxx" fo:country="none" fo:font-weight="normal" officeooo:rsid="001a65d7" officeooo:paragraph-rsid="001a65d7" style:language-asian="zxx" style:country-asian="none" style:font-weight-asian="normal" style:language-complex="zxx" style:country-complex="none" style:font-weight-complex="normal"/>
    </style:style>
    <style:style style:name="P45" style:family="paragraph" style:parent-style-name="Preformatted_20_Text">
      <style:text-properties fo:language="zxx" fo:country="none" fo:font-weight="normal" officeooo:rsid="0024978e" officeooo:paragraph-rsid="0024978e" style:language-asian="zxx" style:country-asian="none" style:font-weight-asian="normal" style:language-complex="zxx" style:country-complex="none" style:font-weight-complex="normal"/>
    </style:style>
    <style:style style:name="P46" style:family="paragraph" style:parent-style-name="Preformatted_20_Text">
      <style:text-properties fo:language="zxx" fo:country="none" fo:font-weight="normal" officeooo:rsid="0023708e" officeooo:paragraph-rsid="0023708e" style:language-asian="zxx" style:country-asian="none" style:font-weight-asian="normal" style:language-complex="zxx" style:country-complex="none" style:font-weight-complex="normal"/>
    </style:style>
    <style:style style:name="P47" style:family="paragraph" style:parent-style-name="Preformatted_20_Text">
      <style:text-properties fo:language="zxx" fo:country="none" fo:font-weight="normal" officeooo:rsid="0021edf6" officeooo:paragraph-rsid="0027caa3" style:language-asian="zxx" style:country-asian="none" style:font-weight-asian="normal" style:language-complex="zxx" style:country-complex="none" style:font-weight-complex="normal"/>
    </style:style>
    <style:style style:name="P48" style:family="paragraph" style:parent-style-name="Preformatted_20_Text">
      <style:text-properties fo:language="zxx" fo:country="none" fo:font-weight="normal" officeooo:rsid="0028a172" officeooo:paragraph-rsid="0028a172" style:language-asian="zxx" style:country-asian="none" style:font-weight-asian="normal" style:language-complex="zxx" style:country-complex="none" style:font-weight-complex="normal"/>
    </style:style>
    <style:style style:name="P49" style:family="paragraph" style:parent-style-name="Preformatted_20_Text">
      <style:text-properties fo:language="zxx" fo:country="none" fo:font-weight="normal" officeooo:rsid="00202589" officeooo:paragraph-rsid="00202589" style:language-asian="zxx" style:country-asian="none" style:font-weight-asian="normal" style:language-complex="zxx" style:country-complex="none" style:font-weight-complex="normal"/>
    </style:style>
    <style:style style:name="P50" style:family="paragraph" style:parent-style-name="Preformatted_20_Text">
      <style:text-properties fo:language="zxx" fo:country="none" fo:font-weight="bold" officeooo:rsid="0016aa2f" officeooo:paragraph-rsid="0016aa2f" style:language-asian="zxx" style:country-asian="none" style:font-weight-asian="bold" style:language-complex="zxx" style:country-complex="none" style:font-weight-complex="bold"/>
    </style:style>
    <style:style style:name="P51" style:family="paragraph" style:parent-style-name="Preformatted_20_Text">
      <style:text-properties fo:language="zxx" fo:country="none" fo:font-weight="bold" officeooo:rsid="001770fc" officeooo:paragraph-rsid="001770fc" style:language-asian="zxx" style:country-asian="none" style:font-weight-asian="bold" style:language-complex="zxx" style:country-complex="none" style:font-weight-complex="bold"/>
    </style:style>
    <style:style style:name="P52" style:family="paragraph" style:parent-style-name="Preformatted_20_Text">
      <style:text-properties fo:language="zxx" fo:country="none" fo:font-weight="bold" officeooo:rsid="0021edf6" officeooo:paragraph-rsid="0021edf6" style:language-asian="zxx" style:country-asian="none" style:font-weight-asian="bold" style:language-complex="zxx" style:country-complex="none" style:font-weight-complex="bold"/>
    </style:style>
    <style:style style:name="P53" style:family="paragraph" style:parent-style-name="Preformatted_20_Text">
      <style:text-properties fo:language="zxx" fo:country="none" fo:font-weight="bold" officeooo:rsid="0024978e" officeooo:paragraph-rsid="0024978e" style:language-asian="zxx" style:country-asian="none" style:font-weight-asian="bold" style:language-complex="zxx" style:country-complex="none" style:font-weight-complex="bold"/>
    </style:style>
    <style:style style:name="P54" style:family="paragraph" style:parent-style-name="Preformatted_20_Text">
      <style:text-properties fo:language="es" fo:country="ES" fo:font-weight="normal" officeooo:rsid="001e36f8" officeooo:paragraph-rsid="001c44e7" style:language-asian="zxx" style:country-asian="none" style:font-weight-asian="normal" style:language-complex="zxx" style:country-complex="none" style:font-weight-complex="normal"/>
    </style:style>
    <style:style style:name="P55" style:family="paragraph" style:parent-style-name="Preformatted_20_Text">
      <style:text-properties fo:language="es" fo:country="ES" fo:font-weight="normal" officeooo:rsid="001e36f8" officeooo:paragraph-rsid="001e36f8" style:language-asian="zxx" style:country-asian="none" style:font-weight-asian="normal" style:language-complex="zxx" style:country-complex="none" style:font-weight-complex="normal"/>
    </style:style>
    <style:style style:name="P56" style:family="paragraph" style:parent-style-name="Preformatted_20_Text">
      <style:text-properties fo:language="es" fo:country="ES" fo:font-weight="normal" officeooo:rsid="001a65d7" officeooo:paragraph-rsid="001a65d7" style:language-asian="zxx" style:country-asian="none" style:font-weight-asian="normal" style:language-complex="zxx" style:country-complex="none" style:font-weight-complex="normal"/>
    </style:style>
    <style:style style:name="T1" style:family="text">
      <style:text-properties officeooo:rsid="0007e619"/>
    </style:style>
    <style:style style:name="T2" style:family="text">
      <style:text-properties fo:font-weight="bold" style:font-weight-asian="bold" style:font-weight-complex="bold"/>
    </style:style>
    <style:style style:name="T3" style:family="text">
      <style:text-properties fo:font-weight="bold" officeooo:rsid="000cfc25" style:font-weight-asian="bold" style:font-weight-complex="bold"/>
    </style:style>
    <style:style style:name="T4" style:family="text">
      <style:text-properties fo:font-weight="bold" officeooo:rsid="000d6f40" style:font-weight-asian="bold" style:font-weight-complex="bold"/>
    </style:style>
    <style:style style:name="T5" style:family="text">
      <style:text-properties fo:font-weight="bold" officeooo:rsid="00112cee" style:font-weight-asian="bold" style:font-weight-complex="bold"/>
    </style:style>
    <style:style style:name="T6" style:family="text">
      <style:text-properties fo:font-weight="bold" officeooo:rsid="0012cfda" style:font-weight-asian="bold" style:font-weight-complex="bold"/>
    </style:style>
    <style:style style:name="T7" style:family="text">
      <style:text-properties fo:font-weight="bold" officeooo:rsid="00144156" style:font-weight-asian="bold" style:font-weight-complex="bold"/>
    </style:style>
    <style:style style:name="T8" style:family="text">
      <style:text-properties fo:font-weight="bold" officeooo:rsid="00263707" style:font-weight-asian="bold" style:font-weight-complex="bold"/>
    </style:style>
    <style:style style:name="T9" style:family="text">
      <style:text-properties fo:font-weight="bold" officeooo:rsid="002845b1" style:font-weight-asian="bold" style:font-weight-complex="bold"/>
    </style:style>
    <style:style style:name="T10" style:family="text">
      <style:text-properties fo:font-weight="bold" officeooo:rsid="002b87d5"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87abc" style:font-weight-asian="normal" style:font-weight-complex="normal"/>
    </style:style>
    <style:style style:name="T13" style:family="text">
      <style:text-properties fo:font-weight="normal" officeooo:rsid="001e36f8" style:font-weight-asian="normal" style:font-weight-complex="normal"/>
    </style:style>
    <style:style style:name="T14" style:family="text">
      <style:text-properties officeooo:rsid="000cfc25"/>
    </style:style>
    <style:style style:name="T15" style:family="text">
      <style:text-properties officeooo:rsid="000d6f40"/>
    </style:style>
    <style:style style:name="T16" style:family="text">
      <style:text-properties officeooo:rsid="00103cad"/>
    </style:style>
    <style:style style:name="T17" style:family="text">
      <style:text-properties officeooo:rsid="00112cee"/>
    </style:style>
    <style:style style:name="T18" style:family="text">
      <style:text-properties officeooo:rsid="0012cfda"/>
    </style:style>
    <style:style style:name="T19" style:family="text">
      <style:text-properties officeooo:rsid="00144156"/>
    </style:style>
    <style:style style:name="T20" style:family="text">
      <style:text-properties officeooo:rsid="001770fc"/>
    </style:style>
    <style:style style:name="T21" style:family="text">
      <style:text-properties officeooo:rsid="0021dceb"/>
    </style:style>
    <style:style style:name="T22" style:family="text">
      <style:text-properties officeooo:rsid="002368f3"/>
    </style:style>
    <style:style style:name="T23" style:family="text">
      <style:text-properties officeooo:rsid="0023708e"/>
    </style:style>
    <style:style style:name="T24" style:family="text">
      <style:text-properties officeooo:rsid="00242f37"/>
    </style:style>
    <style:style style:name="T25" style:family="text">
      <style:text-properties officeooo:rsid="00263707"/>
    </style:style>
    <style:style style:name="T26" style:family="text">
      <style:text-properties officeooo:rsid="0027caa3"/>
    </style:style>
    <style:style style:name="T27" style:family="text">
      <style:text-properties officeooo:rsid="002845b1"/>
    </style:style>
    <style:style style:name="T28" style:family="text">
      <style:text-properties officeooo:rsid="0029c8ef"/>
    </style:style>
    <style:style style:name="T29" style:family="text">
      <style:text-properties officeooo:rsid="002b87d5"/>
    </style:style>
    <style:style style:name="T30" style:family="text">
      <style:text-properties officeooo:rsid="002c59c6"/>
    </style:style>
    <style:style style:name="T31" style:family="text">
      <style:text-properties officeooo:rsid="002d2436"/>
    </style:style>
    <style:style style:name="T32" style:family="text">
      <style:text-properties officeooo:rsid="002d6c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Presentación Redes Neuronales Convolucionales.</text:p>
      <text:p text:style-name="P39"/>
      <text:p text:style-name="P40">1. Introducción.</text:p>
      <text:p text:style-name="P39"/>
      <text:p text:style-name="P39">Las redes convolucionales comparten muchas características con las redes neuronales explicadas anteriormente. Estas son inspiradas en la corteza visual donde un arreglo de células actuan como receptores de pequeñas regiones en el campo de visión. </text:p>
      <text:p text:style-name="P39"/>
      <text:p text:style-name="P39">Típicamente, tienen los siguientes elementos:</text:p>
      <text:p text:style-name="P39">- Capa Convolucional</text:p>
      <text:p text:style-name="P39">- Capa de No Linealidad</text:p>
      <text:p text:style-name="P39">- Capa de Pooling</text:p>
      <text:p text:style-name="P39">- Capa Fully Connected</text:p>
      <text:p text:style-name="P39"/>
      <text:p text:style-name="P39"/>
      <text:p text:style-name="P39"/>
      <text:p text:style-name="P40">2. Capa Convolucional</text:p>
      <text:p text:style-name="P39"/>
      <text:p text:style-name="P39">Empecemos a explicar la capa convolucional, esta consiste en un grupo de filtros receptivos que desplazamos por todo el ancho y largo de la imagen de entrada, produciendo un mapa de características.</text:p>
      <text:p text:style-name="P39"/>
      <text:p text:style-name="P39">La capa convolucional tiene unas características especiales que debemos explicar para comprender su funcionamiento.</text:p>
      <text:p text:style-name="P1"/>
      <text:p text:style-name="P40"><text:tab/>a. Conectividad Local</text:p>
      <text:p text:style-name="P39"/>
      <text:p text:style-name="P39"><text:tab/><text:tab/>La idea consiste en conectar cada neurona en la capa convolucional a una región <text:tab/><text:tab/>pequeña en la imagen de entrada, pero conectada a todos los canales de color.</text:p>
      <text:p text:style-name="P39"/>
      <text:p text:style-name="P40"><text:tab/>b. Disposición Espacial</text:p>
      <text:p text:style-name="P39"><text:s text:c="2"/></text:p>
      <text:p text:style-name="P39"><text:tab/> <text:s text:c="2"/><text:span text:style-name="T2">b.1 Depth:</text:span></text:p>
      <text:p text:style-name="P39"><text:tab/><text:tab/>Controla el número de neuronas en la capa convolucional que se conectan a la <text:tab/><text:tab/><text:tab/>misma región en la imagen de entrada. Este grupo de neuronas se llama columna <text:tab/><text:tab/><text:tab/>de profundidad.</text:p>
      <text:p text:style-name="P39"/>
      <text:p text:style-name="P39"><text:tab/> <text:s text:c="2"/><text:span text:style-name="T2">b.2 Stride:</text:span></text:p>
      <text:p text:style-name="P39"><text:tab/><text:tab/>Este parámetro especifica el paso que dara nuestro campo receptivo para ubicar <text:tab/><text:tab/>una nueva columna de profundidad.</text:p>
      <text:p text:style-name="P39"/>
      <text:p text:style-name="P39"><text:tab/> <text:s text:c="2"/><text:span text:style-name="T2">b.3 Zero-padding:</text:span></text:p>
      <text:p text:style-name="P39"><text:tab/><text:tab/>En ocasiones será conveniente definir los bordes de la entrada a la red en <text:tab/><text:tab/><text:tab/>ceros, ya que esto nos permite controlar el tamaño de la salida en la red.</text:p>
      <text:p text:style-name="P1"><text:tab/> <text:s text:c="2"/></text:p>
      <text:p text:style-name="P8"><text:tab/>c. Pesos compartidos</text:p>
      <text:p text:style-name="P1"/>
      <text:p text:style-name="P1"><text:tab/><text:tab/>En nuestra red convolucional cada neurona tiene 1 bias y 11x11 pesos <text:tab/><text:tab/><text:tab/>conectados al campo perceptivo F.</text:p>
      <text:p text:style-name="P1"><text:tab/></text:p>
      <text:p text:style-name="P1"><text:tab/><text:tab/>Puesto que las imágenes naturales tienen propiedades estacionarias, es <text:tab/><text:tab/>decir que las características aprendidas en una parte de la imagen <text:tab/><text:tab/><text:tab/>serán útiles en cualquier otra parte.</text:p>
      <text:p text:style-name="P1"/>
      <text:p text:style-name="P1"><text:tab/><text:tab/>Gracias a esta idea podemos usar el mismo bias y 11x11 pesos en todas <text:tab/><text:tab/><text:tab/>las neuronas de la primera capa para que busquen, por ejemplo una linea <text:tab/><text:tab/>vertical en toda la imagen. Y usamos pesos diferentes en las demás <text:tab/><text:tab/><text:tab/>capas de neuronas para buscar diferentes características.</text:p>
      <text:p text:style-name="P1"/>
      <text:p text:style-name="P1"/>
      <text:p text:style-name="P1"><text:tab/><text:tab/>Después del entrenamiento esta primera capa aprenderá características <text:tab/><text:tab/><text:tab/>simples <text:span text:style-name="T1">del dataset.</text:span> <text:tab/><text:tab/></text:p>
      <text:p text:style-name="P1"/>
      <text:p text:style-name="P1"/>
      <text:p text:style-name="P6"><text:soft-page-break/>3. Capa de NO Linealidad</text:p>
      <text:p text:style-name="P2"/>
      <text:p text:style-name="P2"><text:tab/>Podemos entender la salida de una capa neuronal como el resultado de aplicar <text:tab/>una función de activación f() aplicada a una multiplicación de matrices.</text:p>
      <text:p text:style-name="P2"/>
      <text:p text:style-name="P2"><text:tab/>Lo que podemos observar en este caso es que si usamos una activación lineal <text:tab/>sin importar lo extensa que hagamos la red neuronal nuestro sistema no se <text:tab/>haría mas expresivo.</text:p>
      <text:p text:style-name="P2"/>
      <text:p text:style-name="P2"><text:tab/>Esto no sucede cuando usamos una función de activación <text:span text:style-name="T2">no-lineal</text:span><text:span text:style-name="T11">, existen <text:tab/>varios tipos de funciones, sin embargo la mas usada </text:span><text:span text:style-name="T12">es la Capa de <text:tab/>rectificación lineal.</text:span></text:p>
      <text:p text:style-name="P23"/>
      <text:p text:style-name="P23"/>
      <text:p text:style-name="P5">4. Capa de Pooling</text:p>
      <text:p text:style-name="P24"/>
      <text:p text:style-name="P24"><text:tab/>La función de esta capa es reducir el tamaño de la representación entregada <text:tab/>por la capa convolucional para disminuir la cantidad de parámetros y <text:tab/>disminuir el tiempo de cálculo en la red.</text:p>
      <text:p text:style-name="P24"/>
      <text:p text:style-name="P24"><text:tab/>De igual manera que en la capa convolucional, recibe hiperparámetros que <text:tab/><text:tab/>controlan su funcionamiento, un campo receptivo F y el paso S. Frecuentemente <text:tab/>se usa un campo receptivo pequeño, dado que con un mayor tamaño se perderian <text:tab/>características en la red. </text:p>
      <text:p text:style-name="P24"/>
      <text:p text:style-name="P4">5. Capa Fully Connected</text:p>
      <text:p text:style-name="P25"/>
      <text:p text:style-name="P25"><text:tab/>Finalmente, después de capas convolucionales, no linealidades y posiblemente <text:tab/>pooling, el razonamiento de alto nivel es realizado por las capas fully <text:tab/>connected. Estas toman todas las neuronas en la capa anterior y las conecta <text:tab/>con todas las neuronas que tiene.</text:p>
      <text:p text:style-name="P25"/>
      <text:p text:style-name="P25"><text:tab/>La última capa fully connected en el caso de clasificación de imágenes tendrá <text:tab/>un número de neuronas igual a la cantidad de clases que estamos clasificando.</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text:soft-page-break/>ENTRENAR UNA CNN USANDO CAFFE</text:p>
      <text:p text:style-name="P25"/>
      <text:p text:style-name="P3">1. Seleccionar un dataset</text:p>
      <text:p text:style-name="P26"/>
      <text:p text:style-name="P26">Para este ejercicio usaremos el dataset Cifar-10, que contiene objetos y animales en 10 categorias. El dataset consiste de 60000 imágenes de 32x32 pixeles. Nosotros usaremos 25000 imágenes para entrenamiento y 25000 para validación.</text:p>
      <text:p text:style-name="P26"/>
      <text:p text:style-name="P3"><text:tab/>a. Convertir en formato LMDB</text:p>
      <text:p text:style-name="P3"/>
      <text:p text:style-name="P3"><text:tab/><text:span text:style-name="T11">Un archivo con la ruta a cada una de las imágenes en el dataset y la <text:tab/>categoría a la que pertenecen.</text:span></text:p>
      <text:p text:style-name="P26"/>
      <text:p text:style-name="P26"><text:tab/>Las imágenes deben tener el mismo tamaño.</text:p>
      <text:p text:style-name="P26"/>
      <text:p text:style-name="P26"><text:tab/>Convertimos las imágenes en formato LMDB para mejorar el tiempo de acceso de <text:tab/>CAFFE.</text:p>
      <text:p text:style-name="P26"/>
      <text:p text:style-name="P26"/>
      <text:p text:style-name="P7">2. Elegir una estructura de red</text:p>
      <text:p text:style-name="P7"/>
      <text:p text:style-name="P21">Para este ejercicio vamos a usar una red sencilla, de 1 capa convolucional, 1 no-linealidad RELU y max pooling, por último una capa fully connected.</text:p>
      <text:p text:style-name="P21"/>
      <text:p text:style-name="P21">A continuación vemos como se deben crear las capas en el archivo prototxt para que estas sean entendidas por caffe.</text:p>
      <text:p text:style-name="P21"/>
      <text:p text:style-name="P21"><text:tab/><text:span text:style-name="T3">a. Data Layer</text:span></text:p>
      <text:p text:style-name="P11"/>
      <text:p text:style-name="P21"><text:span text:style-name="T3"><text:tab/></text:span><text:span text:style-name="T14">La definición de la red inicia con la capa de datos, la salida de esta capa <text:tab/>se indica en el parámetro </text:span><text:span text:style-name="T4">TOP</text:span><text:span text:style-name="T15">, y definimos en que etapa incluirlo </text:span><text:span text:style-name="T4">Train.<text:tab/></text:span></text:p>
      <text:p text:style-name="P12"/>
      <text:p text:style-name="P21"><text:span text:style-name="T4"><text:tab/></text:span><text:span text:style-name="T15">Acá podemos realizar diferentes transformaciones a los datos de entrada, <text:tab/>estas son mean substraction, mirroring, cropping y data scale.</text:span></text:p>
      <text:p text:style-name="P12"><text:tab/></text:p>
      <text:p text:style-name="P21"><text:tab/><text:span text:style-name="T16">La siguiente sección en esta capa indica la ruta al lmdb que hemos creado <text:tab/>anteriormente, y tambien el batch_size que son la cantidad de imágenes que <text:tab/>procesamos a la vez.</text:span></text:p>
      <text:p text:style-name="P21"><text:tab/></text:p>
      <text:p text:style-name="P21"><text:tab/><text:span text:style-name="T5">b. Convolution Layer</text:span></text:p>
      <text:p text:style-name="P13"/>
      <text:p text:style-name="P21"><text:span text:style-name="T5"><text:tab/></text:span><text:span text:style-name="T17">Una vez definida la capa de datos, podemos empezar con la capa de convolución <text:tab/>en esta el parámetro </text:span><text:span text:style-name="T5">BOTTOM </text:span><text:span text:style-name="T17">nos conecta con la capa de datos.</text:span></text:p>
      <text:p text:style-name="P21"/>
      <text:p text:style-name="P21"><text:tab/><text:span text:style-name="T17">En las primeras seccions los parámetros que se definen son multiplicadores <text:tab/>para la tasa de aprendizaje y weight decay, los cuales serán explicados en <text:tab/>una sección posterior.</text:span></text:p>
      <text:p text:style-name="P21"><text:tab/></text:p>
      <text:p text:style-name="P21"><text:tab/><text:span text:style-name="T17">En la sección principal definimos los parámetros que marcan el funcionamiento <text:tab/>de esta capa convolucional.</text:span></text:p>
      <text:p text:style-name="P21"/>
      <text:p text:style-name="P22"><text:tab/>- <text:span text:style-name="T18">Num_output: <text:tab/>Es el número de neuronas en una columna de profundidad, o <text:tab/><text:tab/><text:tab/><text:tab/><text:tab/>dicho de otra manera es la cantidad de características que <text:tab/><text:tab/><text:tab/><text:tab/><text:tab/>esta capa aprenderá.</text:span><text:tab/></text:p>
      <text:p text:style-name="P22"/>
      <text:p text:style-name="P22"><text:tab/>- <text:span text:style-name="T18">Kernel_size:<text:tab/>Es el tamaño del campo perceptivo.</text:span></text:p>
      <text:p text:style-name="P22"/>
      <text:p text:style-name="P22"><text:tab/>- <text:span text:style-name="T18">Weight-filler y bias filler, son los parámetros para inicializar los pesos <text:tab/><text:tab/><text:tab/><text:tab/>y el bias en esta capa.</text:span></text:p>
      <text:p text:style-name="P22"><text:soft-page-break/><text:tab/><text:span text:style-name="T6">c. Rectified Linear Layer</text:span></text:p>
      <text:p text:style-name="P14"/>
      <text:p text:style-name="P22"><text:span text:style-name="T6"><text:tab/></text:span><text:span text:style-name="T18">Después de la primera capa usamos una no-linealidad, esta capa no tiene mayor <text:tab/>complejidad.</text:span></text:p>
      <text:p text:style-name="P22"/>
      <text:p text:style-name="P22"><text:tab/><text:span text:style-name="T6">d. Pooling Layer</text:span></text:p>
      <text:p text:style-name="P14"/>
      <text:p text:style-name="P22"><text:span text:style-name="T6"><text:tab/></text:span><text:span text:style-name="T19">En pooling definimos el tipo que vamos a usar en este caso es </text:span><text:span text:style-name="T7">MAX-POOLING</text:span><text:span text:style-name="T19">, y <text:tab/>el tamaño del kernel y el paso que usaremos.<text:tab/></text:span></text:p>
      <text:p text:style-name="P22"/>
      <text:p text:style-name="P22"><text:tab/><text:span text:style-name="T7">e. Fully Connected Layer</text:span></text:p>
      <text:p text:style-name="P10"/>
      <text:p text:style-name="P22"><text:span text:style-name="T7"><text:tab/></text:span><text:span text:style-name="T19">En esta capa los parámetros de multiplicación a la tasa de aprendizaje y <text:tab/>weight decay aparecen nuevamente. En esta capa el parámetro </text:span><text:span text:style-name="T7">num_output </text:span><text:span text:style-name="T19">indica <text:tab/>la cantidad de neuronas que tendrá esta capa, y la inicialización de los <text:tab/>pesos y bias funciona de manera similar que en la capa de convolución.</text:span></text:p>
      <text:p text:style-name="P22"/>
      <text:p text:style-name="P22"/>
      <text:p text:style-name="P9">3. Definir un solver para guiar el entrenamiento</text:p>
      <text:p text:style-name="P9"/>
      <text:p text:style-name="P27">Los primeros parámetros test_iter y test_interval son usados para configurar las pruebas que hacemos sobre el dataset de validación.</text:p>
      <text:p text:style-name="P15"><text:tab/></text:p>
      <text:p text:style-name="P15"><text:tab/>test_iter: <text:span text:style-name="T11">Define cuantos pases hacia adelante haremos en la prueba.</text:span></text:p>
      <text:p text:style-name="P15"><text:span text:style-name="T11"><text:tab/></text:span>test_interval: <text:span text:style-name="T11">Define cada cuantas iteraciones realizaremos una prueba</text:span></text:p>
      <text:p text:style-name="P27"/>
      <text:p text:style-name="P27">El siguiente grupo de parámetros son usados para indicar el máximo número de iteraciones y el intervalo en el cual mostraremos una actualización de la función de costo.</text:p>
      <text:p text:style-name="P27"/>
      <text:p text:style-name="P15"><text:span text:style-name="T11"><text:tab/></text:span>display: </text:p>
      <text:p text:style-name="P15"><text:tab/>max_iter:</text:p>
      <text:p text:style-name="P15"/>
      <text:p text:style-name="P27">A continuación definimos los parámetros de aprendizaje en la red.</text:p>
      <text:p text:style-name="P27"/>
      <text:p text:style-name="P27"><text:tab/><text:span text:style-name="T2">base_lr: </text:span>Este parámetro indica la tasa de aprendizaje de la red.</text:p>
      <text:p text:style-name="P27"><text:tab/><text:span text:style-name="T2">lr_policy: <text:tab/></text:span>Indica la forma de actualización que se hará a la tasa de <text:tab/><text:tab/><text:tab/><text:tab/><text:tab/>aprendizaje</text:p>
      <text:p text:style-name="P27"/>
      <text:p text:style-name="P27"><text:tab/><text:span text:style-name="T2">stepsize:<text:tab/></text:span>El intervalo al que actualizaremos el valor de <text:span text:style-name="T2">base_lr</text:span></text:p>
      <text:p text:style-name="P27"><text:span text:style-name="T2"><text:tab/>gamma:<text:tab/></text:span>Porcentaje de <text:span text:style-name="T2">base_lr </text:span>que quedará después de la actualización.</text:p>
      <text:p text:style-name="P27"/>
      <text:p text:style-name="P28">Estos valores a continuación son parámetros de regularización de la red, cuya función es evitar que la red tenga <text:span text:style-name="T2">overfitting</text:span></text:p>
      <text:p text:style-name="P50"/>
      <text:p text:style-name="P28"><text:span text:style-name="T2"><text:tab/>momentum: </text:span>Este valor disminuye las fluctuaciones en los cambios de los pesos.</text:p>
      <text:p text:style-name="P28"><text:tab/><text:span text:style-name="T2">weight_decay: </text:span><text:span text:style-name="T20">Este valor penaliza los cambios en los pesos.</text:span></text:p>
      <text:p text:style-name="P28"/>
      <text:p text:style-name="P29">Una forma de entenderlo es que <text:span text:style-name="T2">weight_decay </text:span>cambia la función que estamos optimizando, mientras que <text:span text:style-name="T2">momentum </text:span>cambia el camino hacia el punto óptimo.</text:p>
      <text:p text:style-name="P29"/>
      <text:p text:style-name="P29">Ahora para explicar un punto que dejamos atras en la definición de la red, los parámetros multiplicadores para <text:span text:style-name="T2">base_lr </text:span>y <text:span text:style-name="T2">weight_decay </text:span>estos permiten usar diferentes tipos de entrenamientos como son <text:span text:style-name="T2">fine-tunning </text:span>o entrenamiento <text:span text:style-name="T2">por capas. </text:span></text:p>
      <text:p text:style-name="P16"/>
      <text:p text:style-name="P29">Esto se consigue ajustando los valores de manera que podamos bloquear o modificar el aprendizaje de una capa en particular.</text:p>
      <text:p text:style-name="P29"/>
      <text:p text:style-name="P29"/>
      <text:p text:style-name="P29"><text:soft-page-break/>Los últimos parámetros en la definición del solver son:</text:p>
      <text:p text:style-name="P29"/>
      <text:p text:style-name="P16"><text:tab/>snapshot: <text:span text:style-name="T11">Cada n iteraciones guardaremos el estado de la red.</text:span></text:p>
      <text:p text:style-name="P16"><text:span text:style-name="T11"><text:tab/></text:span>snapshot_prefix: <text:span text:style-name="T11">Nombre del archivo donde guardaremos el estado</text:span></text:p>
      <text:p text:style-name="P29"/>
      <text:p text:style-name="P16"><text:tab/>net: <text:span text:style-name="T11">Nombre de la red que usaremos para este entrenamiento</text:span></text:p>
      <text:p text:style-name="P29"/>
      <text:p text:style-name="P16"><text:span text:style-name="T11"><text:tab/></text:span>solver_mode: <text:span text:style-name="T11">El tipo de entrenamiento que usaremos, puede ser CPU o GPU</text:span></text:p>
      <text:p text:style-name="P29"/>
      <text:p text:style-name="P16"><text:span text:style-name="T11"><text:tab/></text:span>solver_type: <text:span text:style-name="T11">El metodo por el cual actualizaremos la función de costo, por <text:tab/>defecto es SGD (Stochastic Gradient Descent)<text:tab/></text:span></text:p>
      <text:p text:style-name="P29"/>
      <text:p text:style-name="P29"/>
      <text:p text:style-name="P17">4. Entrenar la red y evaluar la precisión</text:p>
      <text:p text:style-name="P17"/>
      <text:p text:style-name="P30">En este punto, después de definir la red, crear un solver y seleccionar un dataset podemos realizar un entrenamiento usando CAFFE.</text:p>
      <text:p text:style-name="P30"/>
      <text:p text:style-name="P31">Para esto pasamos al solver como parámetro en CAFFE y seleccionamos la GPU que queremos usar.</text:p>
      <text:p text:style-name="P32"/>
      <text:p text:style-name="P33">Mientras realizamos el entrenamiento de la red, podemos familiarizarnos con el log de caffe, los valores clave de este log son los siguientes:</text:p>
      <text:p text:style-name="P33"/>
      <text:p text:style-name="P18"><text:tab/>a. Train net output: <text:tab/><text:span text:style-name="T11">Indica el valor actual de la función de costo en el <text:tab/><text:tab/><text:tab/><text:tab/><text:tab/><text:tab/>dataset de entrenamiento.</text:span></text:p>
      <text:p text:style-name="P33"/>
      <text:p text:style-name="P18"><text:span text:style-name="T11"><text:tab/></text:span>b. Test net output:<text:tab/><text:span text:style-name="T11">Indica la precisión de la red y la función de costo <text:tab/><text:tab/><text:tab/><text:tab/><text:tab/><text:tab/>en el dataset de validación.<text:tab/></text:span></text:p>
      <text:p text:style-name="P33"/>
      <text:p text:style-name="P33"/>
      <text:p text:style-name="P18"><text:span text:style-name="T11">Analizando estos valores podemos determinar cuando hay </text:span>over-fitting <text:span text:style-name="T11">o </text:span>under-fitting.</text:p>
      <text:p text:style-name="P33"/>
      <text:p text:style-name="P33">Por otra parte, después de realizado el entrenamiento<text:tab/> podemos realizar la clasificación de una imagen a modo de ejemplo. Esto lo hacemos desde la interfaz de python que trae CAFFE, para esto cargamos el modelo entrenado y la definición de la red para despliegue (un poco diferente a la red de entrenamiento) y creamos un clasificador.</text:p>
      <text:p text:style-name="P33"/>
      <text:p text:style-name="P41"><text:span text:style-name="T11">Para este ejemplo usamos la imagen de un gato, asegurando que esta </text:span>NO <text:span text:style-name="T11">este en el dataset de entrenamiento, y la clasificamos dando como resultado que nuestra red cree que es un caballo. Este error es esperado pues como vimos en el registro del entrenamiento la red está lejos de conver</text:span><text:span text:style-name="T13">g</text:span><text:span text:style-name="T11">er, </text:span><text:span text:style-name="T13">y no está aprendiendo a clasificar correctamente las clases.</text:span></text:p>
      <text:p text:style-name="P54"/>
      <text:p text:style-name="P55">Para mejorar la precisión de la clasifación, vamos a usar DIGITS que es una interfaz web desarrollada por la gente de NVIDIA para facilitar el protipado de las redes y diagnosticar la red en tiempo real.</text:p>
      <text:p text:style-name="P33"/>
      <text:p text:style-name="P33"><text:s text:c="34"/><text:tab/><text:tab/><text:tab/><text:tab/><text:tab/>.</text:p>
      <text:p text:style-name="P33"/>
      <text:p text:style-name="P56"/>
      <text:p text:style-name="P31"/>
      <text:p text:style-name="P31"/>
      <text:p text:style-name="P31"/>
      <text:p text:style-name="P31"/>
      <text:p text:style-name="P31"/>
      <text:p text:style-name="P31"/>
      <text:p text:style-name="P19"><text:soft-page-break/>5. Entrenamiento con Digits</text:p>
      <text:p text:style-name="P19"/>
      <text:p text:style-name="P20"><text:tab/>a. Creación de un Dataset</text:p>
      <text:p text:style-name="P19"/>
      <text:p text:style-name="P34"><text:tab/>Digits es una interfaz hecha en python para acelerar el prototipado de las <text:tab/>redes convolucionales y agilizar el diagnostico de los problemas en la red.</text:p>
      <text:p text:style-name="P34"/>
      <text:p text:style-name="P34"><text:tab/>Funciona sobre un fork de CAFFE, <text:span text:style-name="T21">está orientado, actualmente, a la <text:tab/>clasificación de imágenes.</text:span></text:p>
      <text:p text:style-name="P34"/>
      <text:p text:style-name="P35"><text:tab/>Para trabajar sobre este es necesario crear un dataset, en Digits está la <text:tab/>posibilidad de trabajar de igual manera que en CAFFE, usando un archivo de <text:tab/>texto donde tenemos las rutas a todas las imágenes y la clase a la que <text:tab/>pertenecen; pero existe una forma mas sencilla que consiste en usar una <text:tab/>carpeta principal y varias subcarpetas donde las imágenes en estas se <text:tab/>considerarán en la misma clase y Digits automatiza el proceso de crear LMDB y <text:tab/>separar los datasets de entrenamiento y validación según un porcentaje <text:tab/>definido.</text:p>
      <text:p text:style-name="P35"/>
      <text:p text:style-name="P35"><text:tab/>En esta etapa definimos el tamaño de la imagen, y la transformación que <text:tab/>usaremos para que estas queden del mismo tamaño.</text:p>
      <text:p text:style-name="P35"/>
      <text:p text:style-name="P36"><text:tab/>Al crear el dataset Digits nos muestra la distribución de imágenes por clase <text:tab/>y la media de la imagen, lo ideal al crear un dataset es tener una <text:tab/>distribución de clases balanceada para no dar resultados sobre-optimistas.</text:p>
      <text:p text:style-name="P36"/>
      <text:p text:style-name="P36"><text:tab/>En este otro dataset Caltech con 101 clases podemos ver el problema de <text:tab/>desbalanceo del que estaba hablando, debido a esto la red no aprendería <text:tab/>correctamente a clasificar las clases con menor representación.</text:p>
      <text:p text:style-name="P36"/>
      <text:p text:style-name="P36"/>
      <text:p text:style-name="P36"><text:tab/><text:span text:style-name="T2">b. Creación de un Modelo</text:span></text:p>
      <text:p text:style-name="P20"/>
      <text:p text:style-name="P36"><text:span text:style-name="T2"><text:tab/></text:span><text:span text:style-name="T22">En la sección de creación de modelos, primero podemos escoger facilmente <text:tab/>cualquiera de los datasets que hemos creado. Y aplicar transformaciones a <text:tab/>estos de igual manera que en CAFFE.</text:span></text:p>
      <text:p text:style-name="P36"/>
      <text:p text:style-name="P36"><text:tab/><text:span text:style-name="T22">A la izquierda tenemos las opciones para el solver, en Digits el tiempo de <text:tab/>entrenamiento se define por epochs, donde un epoch son las iteraciones <text:tab/>necesarias para recorrer todo el dataset según el batch_size que usemos.</text:span></text:p>
      <text:p text:style-name="P36"/>
      <text:p text:style-name="P37"><text:tab/>Y tambien tenemos otras opciones para definir el batch_size, el metodo de <text:tab/>desarrollo y la tasa de aprendizaje, y opciones avanzadas <text:span text:style-name="T23">para esta.</text:span></text:p>
      <text:p text:style-name="P37"/>
      <text:p text:style-name="P38"><text:tab/>Luego podemos definir la red, por defecto en Digits se incluye la definición <text:tab/>de 3 redes destacadas en clasificación de imágenes.</text:p>
      <text:p text:style-name="P38"/>
      <text:p text:style-name="P38"><text:tab/><text:span text:style-name="T2">LeNet: </text:span>Usada para clasificación de números.</text:p>
      <text:p text:style-name="P38"><text:tab/><text:span text:style-name="T2">AlexNet: </text:span>Ganadora de Imagenet 2010 – Primer uso de GPU</text:p>
      <text:p text:style-name="P38"><text:tab/><text:span text:style-name="T2">GoogleNet: </text:span>Ganadora de Imagenet 2014 </text:p>
      <text:p text:style-name="P38"/>
      <text:p text:style-name="P38"><text:tab/><text:span text:style-name="T24">Al elegir una de estas redes podemos modificarlas para nuestro problema o <text:tab/>crear una red desde cero. Tambien tenemos la opción de visualizar una red, <text:tab/>para asegurarnos que estamos haciendo las conexiones correctamente.</text:span></text:p>
      <text:p text:style-name="P38"/>
      <text:p text:style-name="P38"><text:tab/><text:span text:style-name="T24">Por último, la versión actual de digits permite el entrenamiento sobre multi- <text:tab/>GPU que en un cluster como en el supercomputador Guane nos permite acelerar <text:tab/>el entrenamiento sobre una misma red o entrenar múltiples redes en diferentes <text:tab/>GPU.</text:span></text:p>
      <text:p text:style-name="P53"><text:soft-page-break/>6. Mejorar resultados de entrenamiento con Digits</text:p>
      <text:p text:style-name="P53"/>
      <text:p text:style-name="P53"><text:tab/>a. Primer Intento –<text:span text:style-name="T25">&gt;</text:span> <text:span text:style-name="T25">Cifar10 + 1CP + 1FC</text:span></text:p>
      <text:p text:style-name="P53"/>
      <text:p text:style-name="P45"><text:tab/>Para este primer paso vamos a desarrollar la red convolucional que usamos en <text:tab/>CAFFE, en este usaremos una capa <text:span text:style-name="T25">C</text:span>onvolucional junto una capa de <text:span text:style-name="T25">P</text:span>ooling y <text:tab/>por último una capa <text:span text:style-name="T25">F</text:span>ully connected para la clasificación.</text:p>
      <text:p text:style-name="P45"/>
      <text:p text:style-name="P45"><text:tab/><text:span text:style-name="T25">En este caso tenemos un ejemplo de under-fitting y es porque nuestra red no <text:tab/>es capaz de representar correctamente el dataset con el que estamos <text:tab/>trabajando. Esto lo podemos ver en el comportamiento de la función de costo <text:tab/>para los datasets de entrenamiento y validación que se mantienen oscilando <text:tab/>cerca a un valor lejano al óptimo por esta razón el porcentaje de <text:tab/>clasificación no pasa de 40%.</text:span></text:p>
      <text:p text:style-name="P45"/>
      <text:p text:style-name="P45"><text:tab/><text:span text:style-name="T26">Si realizamos la clasificación de una imagen con el model entrenado podemos <text:tab/>ver otros signos de under-fitting, el primero está en las caracteristicas <text:tab/>aprendidas por la capa convolucional, donde podemos ver que no está <text:tab/>adquiriendo características que describan el dataset.</text:span></text:p>
      <text:p text:style-name="P45"/>
      <text:p text:style-name="P45"><text:tab/><text:span text:style-name="T27">Y esto se nota al ver las activaciones que hay en la capa convolucional.</text:span></text:p>
      <text:p text:style-name="P38"/>
      <text:p text:style-name="P38"><text:tab/><text:span text:style-name="T8">b. Segundo Intento -&gt; Cifar10 -Mean +1CP +1FC</text:span></text:p>
      <text:p text:style-name="P38"/>
      <text:p text:style-name="P47"><text:tab/><text:span text:style-name="T26">Para este sgundo intento vamos a aplicar un preprocesamiento a los datos, <text:tab/>este consiste en sacar la imagen media de los datos y restarla al dataset, <text:tab/>esto nos permite eliminar las condiciones de iluminación de las imágenes y <text:tab/>resaltar las características de cada una.</text:span></text:p>
      <text:p text:style-name="P47"/>
      <text:p text:style-name="P47"><text:tab/>Co<text:span text:style-name="T27">n este preprocesamiento sencillo conseguimos lo siguiente, primero <text:tab/>aumentamos la precisión del clasificador y conseguimos un 55% sobre el <text:tab/>dataset de validación, sin embargo nuestra red no representa correctamente el <text:tab/>dataset de entrenamiento. Esto lo podemos ver en el comportamiento de la <text:tab/>función de costo, y en las características aprendidas por la primera capa <text:tab/>convolucional.</text:span></text:p>
      <text:p text:style-name="P47"/>
      <text:p text:style-name="P47"><text:tab/><text:span text:style-name="T9">c. Tercer Intento -&gt; Cifar10 -Mean +2CP +1FC</text:span></text:p>
      <text:p text:style-name="P47"/>
      <text:p text:style-name="P47"><text:span text:style-name="T26"><text:s/><text:tab/>Para conseguir un mayor poder representativo en la red aumentamos las capas <text:tab/>convolucionales. Podemos ver que la precisión en el clasificador aumentó al <text:tab/>65%, y la función de costo ha disminuido para el dataset de entrenamiento.</text:span></text:p>
      <text:p text:style-name="P47"/>
      <text:p text:style-name="P48"><text:tab/>Si realizamos la clasificación de una imagen, podemos observar en primer <text:tab/>lugar que aun nuestra red no puede distinguir correctamente la imagen de <text:tab/>prueba, y en las características de la primera capa convolucional podemos ver <text:tab/>que la red ya está aprendiendo algunos bordes y transiciones de colores <text:tab/>aunque burdamente.</text:p>
      <text:p text:style-name="P48"/>
      <text:p text:style-name="P48"><text:tab/><text:span text:style-name="T2">d. Cuarto Intento -&gt; Cifar10 -Mean +2CP +3C +2FC</text:span></text:p>
      <text:p text:style-name="P48"><text:span text:style-name="T2"/></text:p>
      <text:p text:style-name="P48"><text:span text:style-name="T2"><text:tab/></text:span>En el intento anterior pudimos ver el poder de representación que tiene una <text:tab/>red mas profunda, para este intento usaremos entonces una red mayor similar a <text:tab/>la usada por Krizhevsky en AlexNet. </text:p>
      <text:p text:style-name="P48"/>
      <text:p text:style-name="P48"><text:tab/><text:span text:style-name="T28">El problema con una red mas profunda es que tiene una mayor tendencia al <text:tab/>over-fitting, y como vemos en la gráfica de la función de costo, la red <text:tab/>aprende a representar el dataset de entrenamiento, pero al tener tantos <text:tab/>parámetros aprende características específicas del dataset de entrenamiento, <text:tab/>cuando <text:s/>se evalúa sobre el dataset de validación la función de costo vemos </text:span><text:soft-page-break/><text:span text:style-name="T28"><text:tab/>que aumenta, esta señal es un claro over-fitting por lo que no podriamos usar <text:tab/>este modelo para despliegue aun cuando la precisión indica casi un 70%.</text:span></text:p>
      <text:p text:style-name="P48"/>
      <text:p text:style-name="P48"/>
      <text:p text:style-name="P48"><text:tab/><text:span text:style-name="T10">e. Quinto Intento -&gt; Cifar10 -Mean +Mirror +2CP +3C +2FC +Dropout</text:span></text:p>
      <text:p text:style-name="P48"><text:tab/></text:p>
      <text:p text:style-name="P36"/>
      <text:p text:style-name="P34"><text:tab/><text:span text:style-name="T29">Existen diferentes métodos para disminuir el over-fitting, el primero de <text:tab/>ellos es aumentar las imágenes en el dataset, para esto usamos un <text:tab/>preprocesamiento que nos permite CAFFE y es usar mirroring horizontal que nos <text:tab/>permite duplicar el dataset de entrenamiento.</text:span></text:p>
      <text:p text:style-name="P34"/>
      <text:p text:style-name="P34"><text:tab/><text:span text:style-name="T30">El otro método que usaremos es Dropout, este se usa entre las capas Fully <text:tab/>connected que con cierta probabilidad (50% en este caso) ignora las <text:tab/>conexiones entre los nodos esto previene que surjan interdependencias entre <text:tab/>los nodos.</text:span></text:p>
      <text:p text:style-name="P34"/>
      <text:p text:style-name="P34"><text:tab/><text:span text:style-name="T31">En este último intento obtenemos diferentes mejoras, en primer lugar <text:tab/>conseguimos 76% de clasificación y logramos disminuir las funciones de costo <text:tab/>para generalizar mejor en el dataset de validación.</text:span></text:p>
      <text:p text:style-name="P34"/>
      <text:p text:style-name="P34"><text:tab/></text:p>
      <text:p text:style-name="P34"><text:tab/></text:p>
      <text:p text:style-name="P34"/>
      <text:p text:style-name="P34"><text:tab/></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24T11:23:48.509668631</dc:date>
    <meta:editing-duration>PT1H57M19S</meta:editing-duration>
    <meta:editing-cycles>6</meta:editing-cycles>
    <meta:generator>LibreOffice/4.4.2.2$Linux_X86_64 LibreOffice_project/40m0$Build-2</meta:generator>
    <meta:document-statistic meta:table-count="0" meta:image-count="0" meta:object-count="0" meta:page-count="8" meta:paragraph-count="145" meta:word-count="2640" meta:character-count="16501" meta:non-whitespace-character-count="13650"/>
  </office:meta>
</office:document-meta>
</file>